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ekmuk Batang" svg:font-family="'Baekmuk Batang'" style:font-pitch="variable"/>
    <style:font-face style:name="GFS Artemisia" svg:font-family="'GFS Artemisi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Noto Sans Display Condensed Light" svg:font-family="'Noto Sans Display Condensed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draw:stroke="none" draw:fill-color="#069a2e" draw:textarea-horizontal-align="justify" draw:textarea-vertical-align="middle" draw:auto-grow-height="false" fo:min-height="18.66cm" fo:min-width="0.208cm"/>
    </style:style>
    <style:style style:name="gr2" style:family="graphic" style:parent-style-name="standard">
      <style:graphic-properties draw:stroke="none" draw:fill-color="#800080" draw:textarea-horizontal-align="justify" draw:textarea-vertical-align="middle" draw:auto-grow-height="false" fo:min-height="19.558cm" fo:min-width="0.208cm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2.65cm" fo:min-width="2.47cm"/>
    </style:style>
    <style:style style:name="gr4" style:family="graphic" style:parent-style-name="standard">
      <style:graphic-properties draw:stroke="none" draw:fill-color="#069a2e" draw:textarea-horizontal-align="justify" draw:textarea-vertical-align="middle" draw:auto-grow-height="false" fo:min-height="15.259cm" fo:min-width="0.208cm"/>
    </style:style>
    <style:style style:name="gr5" style:family="graphic" style:parent-style-name="standard">
      <style:graphic-properties draw:stroke="none" draw:fill-color="#800080" draw:textarea-horizontal-align="justify" draw:textarea-vertical-align="middle" draw:auto-grow-height="false" fo:min-height="15.258cm" fo:min-width="0.208cm"/>
    </style:style>
    <style:style style:name="gr6" style:family="graphic" style:parent-style-name="standard">
      <style:graphic-properties draw:stroke="none" draw:fill-color="#ffbf00" draw:textarea-horizontal-align="justify" draw:textarea-vertical-align="middle" draw:auto-grow-height="false" fo:min-height="1.094cm" fo:min-width="0.914cm"/>
    </style:style>
    <style:style style:name="gr7" style:family="graphic" style:parent-style-name="standard">
      <style:graphic-properties draw:stroke="none" draw:fill-color="#302709" draw:textarea-horizontal-align="justify" draw:textarea-vertical-align="middle" draw:auto-grow-height="false" fo:min-height="19.758cm" fo:min-width="0.208cm"/>
    </style:style>
    <style:style style:name="gr8" style:family="graphic" style:parent-style-name="standard">
      <style:graphic-properties draw:stroke="none" draw:fill-color="#ffbf00" draw:textarea-horizontal-align="justify" draw:textarea-vertical-align="middle" draw:auto-grow-height="false" fo:min-height="30.957cm" fo:min-width="0.208cm"/>
    </style:style>
    <style:style style:name="gr9" style:family="graphic" style:parent-style-name="standard">
      <style:graphic-properties draw:stroke="none" draw:fill-color="#ffbf00" draw:textarea-horizontal-align="justify" draw:textarea-vertical-align="middle" draw:auto-grow-height="false" fo:min-height="21.666cm" fo:min-width="0.208cm"/>
    </style:style>
    <style:style style:name="gr10" style:family="graphic" style:parent-style-name="standard">
      <style:graphic-properties draw:stroke="none" draw:fill-color="#302709" draw:opacity="100%" draw:textarea-horizontal-align="justify" draw:textarea-vertical-align="middle" draw:auto-grow-height="false" fo:min-height="4.003cm" fo:min-width="4.024cm"/>
    </style:style>
    <style:style style:name="gr11" style:family="graphic" style:parent-style-name="standard">
      <style:graphic-properties draw:stroke="none" draw:fill-color="#eeeeee" draw:opacity="80%" draw:textarea-horizontal-align="justify" draw:textarea-vertical-align="middle" draw:auto-grow-height="false" fo:min-height="4.003cm" fo:min-width="4.024cm"/>
    </style:style>
    <style:style style:name="gr12" style:family="graphic" style:parent-style-name="standard">
      <style:graphic-properties draw:stroke="none" draw:fill="gradient" draw:fill-color="#eeeeee" draw:fill-gradient-name="Gradient_20_2" draw:opacity="80%" draw:textarea-horizontal-align="justify" draw:textarea-vertical-align="middle" draw:auto-grow-height="false" fo:min-height="2.373cm" fo:min-width="2.137cm"/>
    </style:style>
    <style:style style:name="gr13" style:family="graphic" style:parent-style-name="standard">
      <style:graphic-properties draw:stroke="none" draw:fill="solid" draw:fill-color="#ffbf00" draw:opacity="80%" draw:textarea-horizontal-align="justify" draw:textarea-vertical-align="middle" draw:auto-grow-height="false" fo:min-height="1.266cm" fo:min-width="1.12cm"/>
    </style:style>
    <style:style style:name="gr14" style:family="graphic" style:parent-style-name="standard">
      <style:graphic-properties draw:stroke="none" draw:fill-color="#ffbf00" draw:textarea-horizontal-align="justify" draw:textarea-vertical-align="middle" draw:auto-grow-height="false" fo:min-height="6.25cm" fo:min-width="6.325cm"/>
    </style:style>
    <style:style style:name="gr15" style:family="graphic" style:parent-style-name="standard">
      <style:graphic-properties draw:stroke="none" draw:fill-color="#800080" draw:textarea-vertical-align="middle"/>
    </style:style>
    <style:style style:name="gr16" style:family="graphic" style:parent-style-name="standard">
      <style:graphic-properties draw:stroke="none" draw:fill-color="#800080" draw:textarea-horizontal-align="justify" draw:textarea-vertical-align="middle" draw:auto-grow-height="false" fo:min-height="7.158cm" fo:min-width="0.208cm"/>
    </style:style>
    <style:style style:name="gr17" style:family="graphic" style:parent-style-name="standard">
      <style:graphic-properties draw:stroke="none" svg:stroke-color="#000000" draw:fill="none" draw:fill-color="#ffffff" fo:min-height="1.85cm" draw:shadow="visible" draw:shadow-offset-x="0.212cm" draw:shadow-offset-y="0.212cm" draw:shadow-color="#ffffff" draw:shadow-opacity="70%"/>
    </style:style>
    <style:style style:name="gr18" style:family="graphic" style:parent-style-name="standard">
      <style:graphic-properties draw:stroke="none" svg:stroke-color="#000000" draw:fill="none" draw:fill-color="#ffffff" fo:min-height="1.85cm" draw:shadow="hidden" draw:shadow-offset-x="0.141cm" draw:shadow-offset-y="0.141cm" draw:shadow-color="#ffbf00" draw:shadow-opacity="70%"/>
    </style:style>
    <style:style style:name="gr19" style:family="graphic" style:parent-style-name="standard">
      <style:graphic-properties draw:stroke="none" draw:fill-color="#808080" draw:textarea-horizontal-align="justify" draw:textarea-vertical-align="middle" draw:auto-grow-height="false" fo:min-height="3cm" fo:min-width="4.85cm"/>
    </style:style>
    <style:style style:name="gr2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458cm" fo:min-width="17.008cm"/>
    </style:style>
    <style:style style:name="gr21" style:family="graphic" style:parent-style-name="standard">
      <style:graphic-properties draw:stroke="none" draw:fill-color="#808080" draw:textarea-horizontal-align="justify" draw:textarea-vertical-align="middle" draw:auto-grow-height="false" fo:min-height="2.296cm" fo:min-width="4.146cm"/>
    </style:style>
    <style:style style:name="gr22" style:family="graphic" style:parent-style-name="standard">
      <style:graphic-properties draw:stroke="none" draw:fill-color="#000000" draw:textarea-horizontal-align="justify" draw:textarea-vertical-align="middle" draw:auto-grow-height="false" fo:min-height="2.65cm" fo:min-width="4.7cm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2.65cm" fo:min-width="13cm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2.129cm" fo:min-width="8.6cm"/>
    </style:style>
    <style:style style:name="P1" style:family="paragraph">
      <loext:graphic-properties draw:fill-color="#069a2e"/>
      <style:paragraph-properties fo:text-align="center"/>
    </style:style>
    <style:style style:name="P2" style:family="paragraph">
      <loext:graphic-properties draw:fill-color="#800080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-color="#302709"/>
      <style:paragraph-properties fo:text-align="center"/>
    </style:style>
    <style:style style:name="P5" style:family="paragraph">
      <loext:graphic-properties draw:fill-color="#302709" draw:opacity="100%"/>
      <style:paragraph-properties fo:text-align="center"/>
    </style:style>
    <style:style style:name="P6" style:family="paragraph">
      <loext:graphic-properties draw:fill-color="#eeeeee" draw:opacity="80%"/>
      <style:paragraph-properties fo:text-align="center"/>
    </style:style>
    <style:style style:name="P7" style:family="paragraph">
      <loext:graphic-properties draw:fill="gradient" draw:fill-color="#eeeeee" draw:fill-gradient-name="Gradient_20_2" draw:opacity="80%"/>
      <style:paragraph-properties fo:text-align="center"/>
    </style:style>
    <style:style style:name="P8" style:family="paragraph">
      <loext:graphic-properties draw:fill="solid" draw:fill-color="#ffbf00" draw:opacity="80%"/>
      <style:paragraph-properties fo:text-align="center"/>
    </style:style>
    <style:style style:name="P9" style:family="paragraph">
      <style:text-properties style:font-name="DejaVu Sans Condensed" fo:font-size="60pt" style:font-size-asian="60pt" style:font-size-complex="60pt"/>
    </style:style>
    <style:style style:name="P10" style:family="paragraph">
      <loext:graphic-properties draw:fill="none" draw:fill-color="#ffffff"/>
      <style:text-properties style:font-name="DejaVu Sans Condensed" fo:font-size="60pt" style:font-size-asian="60pt" style:font-size-complex="60pt"/>
    </style:style>
    <style:style style:name="P11" style:family="paragraph">
      <style:text-properties fo:color="#ffffff" style:font-name="Noto Sans Display Condensed Light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text-properties fo:color="#ffffff" style:font-name="Noto Sans Display Condensed Light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000000"/>
      <style:paragraph-properties fo:text-align="center"/>
      <style:text-properties style:font-name="DejaVu Sans Condensed" fo:font-size="54pt" style:font-size-asian="54pt" style:font-size-complex="54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text-align="start"/>
      <style:text-properties style:font-name="Noto Sans Display Condensed Light" fo:font-size="22pt" style:font-size-asian="22pt" style:font-size-complex="22pt"/>
    </style:style>
    <style:style style:name="P19" style:family="paragraph">
      <loext:graphic-properties draw:fill-color="#000000"/>
      <style:paragraph-properties fo:text-align="start"/>
      <style:text-properties style:font-name="Noto Sans Display Condensed Light" fo:font-size="22pt" style:font-size-asian="22pt" style:font-size-complex="22pt"/>
    </style:style>
    <style:style style:name="T1" style:family="text">
      <style:text-properties style:font-name="DejaVu Sans Condensed" fo:font-size="60pt" style:font-size-asian="60pt" style:font-size-complex="60pt"/>
    </style:style>
    <style:style style:name="T2" style:family="text">
      <style:text-properties fo:color="#ffffff" style:font-name="Noto Sans Display Condensed Light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DejaVu Sans Condensed" fo:font-size="54pt" style:font-size-asian="54pt" style:font-size-complex="54pt"/>
    </style:style>
    <style:style style:name="T4" style:family="text">
      <style:text-properties style:font-name="GFS Artemisia" fo:font-size="30pt" style:font-size-asian="30pt" style:font-size-complex="30pt"/>
    </style:style>
    <style:style style:name="T5" style:family="text">
      <style:text-properties style:font-name="GFS Artemisia" fo:font-size="6pt" style:font-size-asian="6pt" style:font-size-complex="6pt"/>
    </style:style>
    <style:style style:name="T6" style:family="text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Noto Sans Display Condensed Light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Noto Sans Display Condensed Light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9.202cm" draw:transform="skewX (-0.00244346095279206) rotate (1.5688764646177) translate (-0.603cm 18.60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20.1cm" draw:transform="skewX (-0.00244346095279206) rotate (1.5702727280193) translate (-0.5cm 17.10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2cm" svg:height="4.1cm" svg:x="2.9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5.801cm" draw:transform="skewX (-0.00244346095279206) translate (5.091cm 1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5.8cm" draw:transform="skewX (-0.00244346095279206) translate (3.89cm 1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cm" svg:height="1.9cm" svg:x="2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20.3cm" draw:transform="skewX (-0.00244346095279206) translate (1cm -0.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cm" svg:height="31.499cm" draw:transform="skewX (-0.00244346095279206) translate (2.701cm -0.6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cm" svg:height="22.208cm" draw:transform="skewX (-0.00244346095279206) rotate (1.57341432067289) translate (-1.507cm 15.62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6.396cm" svg:height="6.013cm" svg:x="3.665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6.396cm" svg:height="6.013cm" svg:x="6.40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3.729cm" svg:height="3.707cm" svg:x="7.67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2.29cm" svg:height="2.144cm" svg:x="8.4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6.825cm" svg:height="6.5cm" draw:transform="skewX (8.39486412818978E-017) rotate (2.42670579197292) translate (7.432cm 15.983cm)">
          <text:p/>
          <draw:enhanced-geometry svg:viewBox="0 0 21600 21600" draw:type="block-arc" draw:modifiers="123.674835551276 8849.419712819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ellipse draw:style-name="gr15" draw:text-style-name="P2" draw:layer="layout" svg:width="4.432cm" svg:height="4.5cm" svg:x="3.468cm" svg:y="1.1cm" draw:kind="cut" draw:start-angle="267.08" draw:end-angle="115">
          <text:p/>
        </draw:ellipse>
        <draw:custom-shape draw:style-name="gr16" draw:text-style-name="P2" draw:layer="layout" svg:width="1cm" svg:height="7.7cm" draw:transform="skewX (-0.00244346095279206) translate (4.561cm -0.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5.9cm" svg:height="2.715cm" svg:x="13.9cm" svg:y="2.385cm">
          <draw:text-box>
            <text:p text:style-name="P9"><text:span text:style-name="T1">Nikky</text:span></text:p>
          </draw:text-box>
        </draw:frame>
        <draw:frame draw:style-name="gr18" draw:text-style-name="P12" draw:layer="layout" svg:width="6.329cm" svg:height="2.1cm" svg:x="14.271cm" svg:y="5.2cm">
          <draw:text-box>
            <text:p text:style-name="P11"><text:span text:style-name="T2">LONG NOTE BOOK</text:span></text:p>
          </draw:text-box>
        </draw:frame>
        <draw:custom-shape draw:style-name="gr19" draw:text-style-name="P13" draw:layer="layout" svg:width="5.7cm" svg:height="3.6cm" svg:x="17.9cm" svg:y="10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7.8cm" svg:height="1cm" svg:x="-0.5cm" svg:y="19.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cm" svg:height="19.202cm" draw:transform="skewX (-0.00244346095279206) rotate (-1.5695745963185) translate (21.387cm 11.48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20.1cm" draw:transform="skewX (-0.00244346095279206) rotate (-1.56817833291691) translate (21.289cm 12.98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2cm" svg:height="4.1cm" draw:transform="rotate (-3.1384510609362) translate (17.907cm 18.7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5.801cm" draw:transform="skewX (-0.00244346095279206) rotate (-3.1384510609362) translate (15.704cm 15.10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5.8cm" draw:transform="skewX (-0.00244346095279206) rotate (-3.1384510609362) translate (16.905cm 15.10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cm" svg:height="1.9cm" draw:transform="rotate (-3.1384510609362) translate (18.598cm 15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20.3cm" draw:transform="skewX (-0.00244346095279206) rotate (-3.1384510609362) translate (19.843cm 30.49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cm" svg:height="31.499cm" draw:transform="skewX (-0.00244346095279206) rotate (-3.1384510609362) translate (18.143cm 30.7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cm" svg:height="22.208cm" draw:transform="skewX (-0.00244346095279206) rotate (-1.56503674026332) translate (22.3cm 14.45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6.396cm" svg:height="6.013cm" draw:transform="rotate (-3.1384510609362) translate (17.152cm 22.0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6.396cm" svg:height="6.013cm" draw:transform="rotate (-3.1384510609362) translate (14.422cm 24.8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3.729cm" svg:height="3.707cm" draw:transform="rotate (-3.1384510609362) translate (13.151cm 23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2.29cm" svg:height="2.144cm" draw:transform="rotate (-3.1384510609362) translate (12.419cm 22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6.825cm" svg:height="6.5cm" draw:transform="skewX (-8.39486412818978E-017) rotate (-0.711745268963287) translate (13.36cm 14.13cm)">
          <text:p/>
          <draw:enhanced-geometry svg:viewBox="0 0 21600 21600" draw:type="block-arc" draw:modifiers="123.674835551276 8849.419712819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ellipse draw:style-name="gr15" draw:text-style-name="P2" draw:layer="layout" svg:width="4.432cm" svg:height="4.5cm" draw:transform="rotate (-3.1384510609362) translate (17.371cm 29cm)" draw:kind="cut" draw:start-angle="267.08" draw:end-angle="115">
          <text:p/>
        </draw:ellipse>
        <draw:custom-shape draw:style-name="gr16" draw:text-style-name="P2" draw:layer="layout" svg:width="1cm" svg:height="7.7cm" draw:transform="skewX (-0.00244346095279206) rotate (-3.1384510609362) translate (16.283cm 30.50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5.7cm" svg:height="3.6cm" draw:transform="rotate (-3.1384510609362) translate (2.911cm 20.046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7.8cm" svg:height="1cm" draw:transform="rotate (-3.1384510609362) translate (21.282cm 10.788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5.2cm" svg:height="2.9cm" svg:x="1.2cm" svg:y="23.179cm">
          <text:p text:style-name="P15"><text:span text:style-name="T3">Ni</text:span><text:span text:style-name="T3">kk</text:span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3.5cm" svg:height="2.9cm" svg:x="6.6cm" svg:y="23.179cm">
          <text:p text:style-name="P15"><text:span text:style-name="T4">MARI </text:span><text:span text:style-name="T4">RULING </text:span><text:span text:style-name="T4">WORKS</text:span></text:p>
          <text:p text:style-name="P15"><text:span text:style-name="T5"/></text:p>
          <text:p text:style-name="P15"><text:span text:style-name="T6">27, Sadar Bazar, </text:span><text:span text:style-name="T6">Indore (M.P.) </text:span><text:span text:style-name="T6">45200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9.1cm" svg:height="2.379cm" svg:x="6.4cm" svg:y="26.2cm">
          <text:p text:style-name="P18"><text:span text:style-name="T7"><text:s text:c="4"/></text:span><text:span text:style-name="T7">Total Pages : <text:s/>144</text:span></text:p>
          <text:p text:style-name="P18"><text:span text:style-name="T7"><text:s text:c="4"/></text:span><text:span text:style-name="T7">MRP $ </text:span><text:span text:style-name="T8">(Inclu. Of all Taxes)</text:span><text:span text:style-name="T7"> : 1.5</text:span><text:span text:style-name="T7"><text:tab/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ekmuk Batang" svg:font-family="'Baekmuk Batang'" style:font-pitch="variable"/>
    <style:font-face style:name="GFS Artemisia" svg:font-family="'GFS Artemisi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Noto Sans Display Condensed Light" svg:font-family="'Noto Sans Display Condensed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4000" draw:end-color="#00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28:08.833030993</meta:creation-date>
    <dc:date>2019-05-06T22:24:51.828463347</dc:date>
    <meta:editing-duration>PT3M17S</meta:editing-duration>
    <meta:editing-cycles>2</meta:editing-cycles>
    <meta:generator>LibreOffice/6.1.5.2$Linux_X86_64 LibreOffice_project/10$Build-2</meta:generator>
    <meta:document-statistic meta:object-count="41"/>
  </office:meta>
</office:document-meta>
</file>